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 since I finished my physics first degree (licenciatura - 4 years of minimum study time) in June 2016 at the UMSA university in Bolivia, I have been involved in the LFA (laboratorio de Física de la Atmósfera – atmospheric physics lab) repeatedly and in several campaigns. </text:p>
      <text:p text:style-name="P1">As part of the local “planetary boundary layer working group”, I had a major role in building a tethered balloon system designed to measure properties of the planetary boundary layer with high spatial and temporal resolution. I'm thus familiar with the general dynamics of the PBL, especially around La Paz city and CHC. </text:p>
      <text:p text:style-name="P1">During my tasks of building a datalogger for a UV-measurement system (which is being used by the LFA right now) and a low-cost datalogger for meteorological variables (still prototype), I was able to improve my skills in the use of microcontrollers and more generally programming in C.</text:p>
      <text:p text:style-name="P1">Later, I formed part of the local staff for the SALTENA campaign 2017-2018, where my tasks included taking care of the station's general health, monitoring instruments and looking into the first data of the NAIS3. Due to my activities during the campaign, I'm quite familiar with the working and some “quirks” of the used instruments and the concept of NPF. <text:line-break/>As for data analysis, apart from regular tasks in the LFA, I have been working on a gaseous mercury (TGM) dataset taken on CHC for some while now, using mainly R as my analysis tool. End of 2018, I was invited to the “Université Grenoble Alpes” for 2 months with the purpose of working more in depth on this particular dataset and write some first drafts.</text:p>
      <text:p text:style-name="P1">Concluding, I have field experience, am fairly confident with the topics of PBL, NPF and general circulation patterns, have a <text:s/>basic understanding of instrumentation, am competent in the use of microcontrollers and programming in C and have know-how in data analysis.</text:p>
      <text:p text:style-name="P1">I would like to join this course in order to improve my understanding of the PBL, widen my horizons and exchange with p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2T13:28:45.65</meta:creation-date>
    <dc:date>2019-02-02T18:58:08.51</dc:date>
    <meta:editing-duration>PT1H27M57S</meta:editing-duration>
    <meta:editing-cycles>8</meta:editing-cycles>
    <meta:generator>OpenOffice/4.1.6$Win32 OpenOffice.org_project/416m1$Build-9790</meta:generator>
    <meta:document-statistic meta:table-count="0" meta:image-count="0" meta:object-count="0" meta:page-count="1" meta:paragraph-count="6" meta:word-count="337" meta:character-count="1987"/>
  </office:meta>
</office:document-meta>
</file>